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 fo:min-height="3.75cm" fo:min-width="10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7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559cm" fo:min-width="1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557cm" fo:min-width="1.633cm"/>
    </style:style>
    <style:style style:name="gr8" style:family="graphic" style:parent-style-name="standard">
      <style:graphic-properties draw:textarea-horizontal-align="justify" draw:textarea-vertical-align="middle" draw:auto-grow-height="false" fo:min-height="0.559cm" fo:min-width="2.564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0.9cm" svg:height="4cm" svg:x="4.427cm" svg:y="5.5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8.2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9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1.045cm" svg:x2="9.85cm" svg:y2="11.592cm" draw:start-shape="id1" draw:start-glue-point="2" draw:end-shape="id2" draw:end-glue-point="0" svg:d="M9850 11045v547" svg:viewBox="0 0 1 548">
          <text:p/>
        </draw:connector>
        <draw:connector draw:style-name="gr3" draw:text-style-name="P4" draw:layer="layout" draw:type="line" svg:x1="9.877cm" svg:y1="9.5cm" svg:x2="9.85cm" svg:y2="10.237cm" draw:start-shape="id3" draw:start-glue-point="2" draw:end-shape="id1" draw:end-glue-point="0" svg:d="M9877 9500l-27 737" svg:viewBox="0 0 28 738">
          <text:p/>
        </draw:connector>
        <draw:custom-shape draw:style-name="gr4" draw:text-style-name="P3" draw:layer="layout" svg:width="2cm" svg:height="0.807cm" svg:x="5cm" svg:y="6.193cm">
          <text:p text:style-name="P1"><text:span text:style-name="T2">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809cm" svg:x="7.5cm" svg:y="6.191cm">
          <text:p text:style-name="P1"><text:span text:style-name="T2">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5" draw:id="id5" draw:layer="layout" svg:width="3.233cm" svg:height="0.809cm" svg:x="12.4cm" svg:y="12.8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466cm" svg:y1="13.296cm" svg:x2="12.4cm" svg:y2="13.295cm" draw:start-shape="id4" draw:start-glue-point="1" draw:end-shape="id5" draw:end-glue-point="3" svg:d="M11466 13296l934-1" svg:viewBox="0 0 935 2">
          <text:p/>
        </draw:connector>
        <draw:custom-shape draw:style-name="gr2" draw:text-style-name="P3" xml:id="id2" draw:id="id2" draw:layer="layout" svg:width="3.232cm" svg:height="0.808cm" svg:x="8.2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232cm" svg:height="0.808cm" svg:x="8.234cm" svg:y="12.8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133cm" svg:height="0.807cm" svg:x="10cm" svg:y="6.193cm">
          <text:p text:style-name="P1"><text:span text:style-name="T2">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2.4cm" svg:x2="9.85cm" svg:y2="12.892cm" draw:start-shape="id2" draw:start-glue-point="2" draw:end-shape="id4" draw:end-glue-point="0" svg:d="M9850 12400v492" svg:viewBox="0 0 1 493">
          <text:p/>
        </draw:connector>
        <draw:custom-shape draw:style-name="gr8" draw:text-style-name="P3" xml:id="id6" draw:id="id6" draw:layer="layout" svg:width="3.064cm" svg:height="0.809cm" svg:x="11.936cm" svg:y="7.5cm">
          <text:p text:style-name="P1"><text:span text:style-name="T2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68cm" svg:y1="8.309cm" svg:x2="13.75cm" svg:y2="10.191cm" draw:start-shape="id6" draw:start-glue-point="2" draw:end-shape="id7" draw:end-glue-point="0" svg:d="M13468 8309l282 1882" svg:viewBox="0 0 283 1883">
          <text:p/>
        </draw:connector>
        <draw:custom-shape draw:style-name="gr9" draw:text-style-name="P5" xml:id="id7" draw:id="id7" draw:layer="layout" svg:width="3.5cm" svg:height="0.809cm" svg:x="12cm" svg:y="10.191cm">
          <text:p text:style-name="P1"><text:span text:style-name="T2">flexmark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133cm" svg:height="0.807cm" svg:x="12.5cm" svg:y="6.193cm">
          <text:p text:style-name="P1"><text:span text:style-name="T2">xhtml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807cm" svg:x="9.5cm" svg:y="7.5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meta:creation-date>2008-12-20T23:12:09</meta:creation-date>
    <dc:date>2021-12-29T22:15:38.025000000</dc:date>
    <meta:editing-cycles>26</meta:editing-cycles>
    <meta:editing-duration>PT5H13M12S</meta:editing-duration>
    <dc:creator>Michael Osipov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